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45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4.138cm"/>
    </style:style>
    <style:style style:name="co6" style:family="table-column">
      <style:table-column-properties fo:break-before="auto" style:column-width="2.36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rection="lt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 style:font-name-asian="WenQuanYi Zen Hei" style:font-name-complex="Lohit Hindi"/>
    </style:style>
    <style:style style:name="ce4" style:family="table-cell" style:parent-style-name="Default">
      <style:table-cell-properties style:glyph-orientation-vertical="0" style:direction="lt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name-asian="WenQuanYi Zen Hei" style:font-weight-asian="bold" style:font-name-complex="Lohit Hindi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WenQuanYi Zen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6.005cm" svg:height="9.009cm" svg:x="0.11cm" svg:y="14.666cm">
            <draw:object draw:notify-on-update-of-ranges="Sheet1.A30:Sheet1.A33 Sheet1.B30:Sheet1.B3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005cm" svg:height="9.009cm" svg:x="12.843cm" svg:y="1.367cm">
            <draw:object draw:notify-on-update-of-ranges="Sheet1.A8:Sheet1.A8 Sheet1.A13:Sheet1.A13 Sheet1.A19:Sheet1.A19 Sheet1.A25:Sheet1.A25 Sheet1.B8:Sheet1.B8 Sheet1.B13:Sheet1.B13 Sheet1.B19:Sheet1.B19 Sheet1.B25:Sheet1.B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6" table:default-cell-style-name="Default"/>
        <table:table-column table:style-name="co5" table:number-columns-repeated="1020" table:default-cell-style-name="Default"/>
        <table:table-row table:style-name="ro2">
          <table:table-cell table:style-name="ce1" office:value-type="string">
            <text:p>Suorituskykytestaus A*</text:p>
          </table:table-cell>
          <table:table-cell table:style-name="ce4" table:number-columns-repeated="1023"/>
        </table:table-row>
        <table:table-row table:style-name="ro3">
          <table:table-cell/>
          <table:table-cell table:style-name="ce5" office:value-type="string">
            <text:p>Algotitmi (ms)</text:p>
          </table:table-cell>
          <table:table-cell table:style-name="ce7" office:value-type="string">
            <text:p>Polun muodostus (ms)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Kun maali on sijoitettu diagonaalille, vastakkaiseen kulmaan</text:p>
          </table:table-cell>
          <table:table-cell table:style-name="ce5"/>
          <table:table-cell table:style-name="ce7"/>
          <table:table-cell table:number-columns-repeated="1021"/>
        </table:table-row>
        <table:table-row table:style-name="ro5">
          <table:table-cell table:style-name="ce2" office:value-type="string">
            <text:p>20*20 pikseliä</text:p>
          </table:table-cell>
          <table:table-cell/>
          <table:table-cell table:style-name="ce8"/>
          <table:table-cell table:number-columns-repeated="1021"/>
        </table:table-row>
        <table:table-row table:style-name="ro5">
          <table:table-cell office:value-type="string">
            <text:p>laby20x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5">
          <table:table-cell office:value-type="string">
            <text:p>laby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5">
          <table:table-cell office:value-type="string">
            <text:p>laby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office:value-type="string">
            <text:p>labyEiSeinia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office:value-type="string">
            <text:p>labyMetsa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50*50 pikseliä</text:p>
          </table:table-cell>
          <table:table-cell table:number-columns-repeated="1023"/>
        </table:table-row>
        <table:table-row table:style-name="ro5">
          <table:table-cell office:value-type="string">
            <text:p>labyX50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5">
          <table:table-cell office:value-type="string">
            <text:p>labyX50-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5">
          <table:table-cell office:value-type="string">
            <text:p>labyX50-3 (tyhjä kenttä)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5">
          <table:table-cell office:value-type="string">
            <text:p>labyX50-4 (satunnaiset kaaret)</text:p>
          </table:table-cell>
          <table:table-cell office:value-type="float" office:value="942">
            <text:p>94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3" office:value-type="string">
            <text:p>labyX50-5 (metsä)</text:p>
          </table:table-cell>
          <table:table-cell office:value-type="float" office:value="1420">
            <text:p>142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70*70 pikseliä</text:p>
          </table:table-cell>
          <table:table-cell table:number-columns-repeated="1023"/>
        </table:table-row>
        <table:table-row table:style-name="ro5">
          <table:table-cell office:value-type="string">
            <text:p>labyx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5">
          <table:table-cell office:value-type="string">
            <text:p>labyX70-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5">
          <table:table-cell office:value-type="string">
            <text:p>labyX70-3 (tyhjä kenttä)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5">
          <table:table-cell office:value-type="string">
            <text:p>labyX70-4 (satunnaiset kaaret)</text:p>
          </table:table-cell>
          <table:table-cell office:value-type="float" office:value="9791">
            <text:p>979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5">
          <table:table-cell office:value-type="string">
            <text:p>labyX70-5 (metsä)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100*100 pikseliä</text:p>
          </table:table-cell>
          <table:table-cell table:number-columns-repeated="1023"/>
        </table:table-row>
        <table:table-row table:style-name="ro5">
          <table:table-cell office:value-type="string">
            <text:p>labyX100</text:p>
          </table:table-cell>
          <table:table-cell office:value-type="float" office:value="761">
            <text:p>76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5">
          <table:table-cell office:value-type="string">
            <text:p>labyX100-2</text:p>
          </table:table-cell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5">
          <table:table-cell office:value-type="string">
            <text:p>labyX100-3 (tyhjä kenttä)</text:p>
          </table:table-cell>
          <table:table-cell office:value-type="float" office:value="3018">
            <text:p>301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5">
          <table:table-cell office:value-type="string">
            <text:p>labyX100-4 (satunnaiset kaaret)</text:p>
          </table:table-cell>
          <table:table-cell office:value-type="float" office:value="3192">
            <text:p>319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5">
          <table:table-cell office:value-type="string">
            <text:p>labyX100-5 (metsä)</text:p>
          </table:table-cell>
          <table:table-cell office:value-type="float" office:value="3151">
            <text:p>315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Default" table:number-columns-repeated="2"/>
          <table:table-cell table:number-columns-repeated="1021"/>
        </table:table-row>
        <table:table-row table:style-name="ro5">
          <table:table-cell table:style-name="ce2" office:value-type="string">
            <text:p>Kun maali on suoralla linjalla vastakkaisella sivulla, ja välissä on vain yksi, viiden pikselin kokoinen este</text:p>
          </table:table-cell>
          <table:table-cell table:style-name="Default" table:number-columns-repeated="2"/>
          <table:table-cell table:number-columns-repeated="1021"/>
        </table:table-row>
        <table:table-row table:style-name="ro5">
          <table:table-cell office:value-type="string">
            <text:p>laby20Suora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5">
          <table:table-cell office:value-type="string">
            <text:p>laby50Suora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5">
          <table:table-cell office:value-type="string">
            <text:p>laby70Suora</text:p>
          </table:table-cell>
          <table:table-cell office:value-type="float" office:value="563">
            <text:p>56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5">
          <table:table-cell office:value-type="string">
            <text:p>laby100Suora</text:p>
          </table:table-cell>
          <table:table-cell office:value-type="float" office:value="1492">
            <text:p>1492</text:p>
          </table:table-cell>
          <table:table-cell office:value-type="float" office:value="0">
            <text:p>0</text:p>
          </table:table-cell>
          <table:table-cell table:number-columns-repeated="1021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Efimova</meta:initial-creator>
    <meta:creation-date>2013-08-26T09:57:43</meta:creation-date>
    <dc:date>2013-08-28T09:42:53</dc:date>
    <dc:creator>Maria Efimova</dc:creator>
    <meta:editing-duration>PT1H14M42S</meta:editing-duration>
    <meta:editing-cycles>12</meta:editing-cycles>
    <meta:generator>LibreOffice/3.5$Linux_X86_64 LibreOffice_project/350m1$Build-2</meta:generator>
    <meta:document-statistic meta:table-count="3" meta:cell-count="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9.01cm" xlink:href=".." xlink:type="simple" chart:class="chart:line" chart:style-name="ch1">
        <chart:title svg:x="7.682cm" svg:y="0.316cm" chart:style-name="ch2">
          <text:p>A*</text:p>
        </chart:title>
        <chart:subtitle svg:x="6.173cm" svg:y="1.275cm" chart:style-name="ch3">
          <text:p>Maali suoralla linjalla</text:p>
        </chart:subtitle>
        <chart:legend chart:legend-position="end" svg:x="13.154cm" svg:y="4.206cm" style:legend-expansion="high" chart:style-name="ch4"/>
        <chart:plot-area chart:style-name="ch5" table:cell-range-address="Sheet1.A30:Sheet1.B33" chart:data-source-has-labels="column" svg:x="0.77cm" svg:y="2.318cm" svg:width="11.744cm" svg:height="6.092cm">
          <chartooo:coordinate-region svg:x="1.762cm" svg:y="2.517cm" svg:width="9.705cm" svg:height="5.246cm"/>
          <chart:axis chart:dimension="x" chart:name="primary-x" chart:style-name="ch6" chartooo:axis-type="auto">
            <chartooo:date-scale/>
            <chart:categories table:cell-range-address="Sheet1.A30:Sheet1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0:Sheet1.B33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laby20Suora</text:p>
                <draw:g>
                  <svg:desc>Sheet1.A30:Sheet1.A33</svg:desc>
                </draw:g>
              </table:table-cell>
              <table:table-cell office:value-type="float" office:value="15">
                <text:p>15</text:p>
                <draw:g>
                  <svg:desc>Sheet1.B30:Sheet1.B33</svg:desc>
                </draw:g>
              </table:table-cell>
            </table:table-row>
            <table:table-row>
              <table:table-cell office:value-type="string">
                <text:p>laby50Suora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laby70Suora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laby100Suora</text:p>
              </table:table-cell>
              <table:table-cell office:value-type="float" office:value="1492">
                <text:p>14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9.01cm" xlink:href=".." xlink:type="simple" chart:class="chart:line" chart:style-name="ch1">
        <chart:title svg:x="7.682cm" svg:y="0.316cm" chart:style-name="ch2">
          <text:p>A*</text:p>
        </chart:title>
        <chart:subtitle svg:x="5.155cm" svg:y="1.275cm" chart:style-name="ch3">
          <text:p>Maali vastakkaisessa kulmassa</text:p>
        </chart:subtitle>
        <chart:legend chart:legend-position="end" svg:x="12.307cm" svg:y="4.206cm" style:legend-expansion="high" chart:style-name="ch4"/>
        <chart:plot-area chart:style-name="ch5" table:cell-range-address="Sheet1.A8:Sheet1.B8 Sheet1.A13:Sheet1.B13 Sheet1.A19:Sheet1.B19 Sheet1.A25:Sheet1.B25" chart:data-source-has-labels="column" svg:x="0.77cm" svg:y="2.318cm" svg:width="10.897cm" svg:height="6.092cm">
          <chartooo:coordinate-region svg:x="1.762cm" svg:y="2.517cm" svg:width="7.985cm" svg:height="4.848cm"/>
          <chart:axis chart:dimension="x" chart:name="primary-x" chart:style-name="ch6" chartooo:axis-type="auto">
            <chartooo:date-scale/>
            <chart:categories table:cell-range-address="Sheet1.A8:Sheet1.A8 Sheet1.A13:Sheet1.A13 Sheet1.A19:Sheet1.A19 Sheet1.A25:Sheet1.A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8:Sheet1.B8 Sheet1.B13:Sheet1.B13 Sheet1.B19:Sheet1.B19 Sheet1.B25:Sheet1.B25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abyEiSeinia</text:p>
                <draw:g>
                  <svg:desc>Sheet1.A8:Sheet1.A8 Sheet1.A13:Sheet1.A13 Sheet1.A19:Sheet1.A19 Sheet1.A25:Sheet1.A25</svg:desc>
                </draw:g>
              </table:table-cell>
              <table:table-cell office:value-type="float" office:value="6">
                <text:p>6</text:p>
                <draw:g>
                  <svg:desc>Sheet1.B8:Sheet1.B8 Sheet1.B13:Sheet1.B13 Sheet1.B19:Sheet1.B19 Sheet1.B25:Sheet1.B25</svg:desc>
                </draw:g>
              </table:table-cell>
            </table:table-row>
            <table:table-row>
              <table:table-cell office:value-type="string">
                <text:p>labyX50-3 (tyhjä kenttä)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labyX70-3 (tyhjä kenttä)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labyX100-3 (tyhjä kenttä)</text:p>
              </table:table-cell>
              <table:table-cell office:value-type="float" office:value="3018">
                <text:p>30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